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1-01-12 0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20-09-14 0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19-08-27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19-04-22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19-01-09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18-09-0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18-05-30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18-01-18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17-10-18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17-09-19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17-05-08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17-01-04 0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16-09-20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16-05-15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16-01-19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0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2015-09-25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306" meta:object-count="0"/>
    <meta:user-defined meta:name="AppVersion">3.0</meta:user-defined>
  </office:meta>
</office:document-meta>
</file>